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tQueryWeight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QueryWeight.getQue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QueryScorer.explain( i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NotQueryWeight.scorer( Index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tQueryScorer.sc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Query.createWeight( Searcher sear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QueryScorer.skipTo( int targe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NotQueryScorer.next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NotQuery.rewrite( IndexReader rea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otQueryWeight.sumOfSquaredWeigh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Query.NotQuery( Query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QueryScorer.NotQueryScorer( Index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tQueryScorer.do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QueryWeight.normalize( float no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otQuery.extractTerms( Set ter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QueryWeight.NotQueryWeight( Searcher sear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Query.toString( String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QueryWeight.explain( IndexReader reader , i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